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3in"/>
    </style:style>
    <style:style style:name="co2" style:family="table-column">
      <style:table-column-properties fo:break-before="auto" style:column-width="2.9543in"/>
    </style:style>
    <style:style style:name="co3" style:family="table-column">
      <style:table-column-properties fo:break-before="auto" style:column-width="6.4709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1.5319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landscap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66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f00ff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efefe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efefe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ffff99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99"/>
    </style:style>
    <style:style style:name="ce2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fo:background-color="#ffffcc"/>
    </style:style>
    <style:style style:name="ce24" style:family="table-cell" style:parent-style-name="Excel_20_Built-in_20_Normal">
      <style:table-cell-properties fo:background-color="#99cc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Excel_20_Built-in_20_Normal" style:data-style-name="N117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4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 style:data-style-name="N117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Excel_20_Built-in_20_Normal" style:data-style-name="N117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 style:data-style-name="N117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Excel_20_Built-in_20_Normal" style:data-style-name="N104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Excel_20_Built-in_20_Normal" style:data-style-name="N117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ackground-color="transparent"/>
      <style:text-properties fo:font-weight="normal" style:font-weight-asian="normal" style:font-weight-complex="normal"/>
    </style:style>
    <style:style style:name="ce51" style:family="table-cell" style:parent-style-name="Excel_20_Built-in_20_Normal">
      <style:table-cell-properties fo:background-color="#99ccff"/>
    </style:style>
    <style:style style:name="ce52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43"/>
        <table:table-column table:style-name="co5" table:default-cell-style-name="ce43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ubitem</text:p>
          </table:table-cell>
          <table:table-cell table:style-name="ce1" office:value-type="string">
            <text:p>Description</text:p>
          </table:table-cell>
          <table:table-cell table:style-name="ce30" office:value-type="string">
            <text:p>Alternate Prices</text:p>
          </table:table-cell>
          <table:table-cell table:style-name="ce30" office:value-type="string">
            <text:p>Selected Item Price</text:p>
          </table:table-cell>
          <table:table-cell table:style-name="ce1" office:value-type="string">
            <text:p>Link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 office:value-type="string">
            <text:p>Knee Mills</text:p>
          </table:table-cell>
          <table:table-cell table:style-name="ce17"/>
          <table:table-cell table:style-name="ce25"/>
          <table:table-cell table:style-name="ce31" table:number-columns-repeated="2"/>
          <table:table-cell table:style-name="ce17"/>
          <table:table-cell table:style-name="ce19" table:number-columns-repeated="21"/>
          <table:table-cell table:number-columns-repeated="997"/>
        </table:table-row>
        <table:table-row table:style-name="ro1">
          <table:table-cell table:style-name="ce3" office:value-type="string">
            <text:p>Sharp Mill LMV</text:p>
          </table:table-cell>
          <table:table-cell table:style-name="ce18"/>
          <table:table-cell table:style-name="ce26" office:value-type="string">
            <text:p>9” x 42” Table (R8 spindle standard – NT30 +$1500)</text:p>
          </table:table-cell>
          <table:table-cell table:style-name="ce32"/>
          <table:table-cell table:style-name="ce32" office:value-type="float" office:value="8265">
            <text:p>$8,265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3-Axis DRO (Quill AND Knee) (Fagor)</text:p>
          </table:table-cell>
          <table:table-cell table:style-name="ce32"/>
          <table:table-cell table:style-name="ce32" office:value-type="float" office:value="3515">
            <text:p>$3,515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Freight Shipping</text:p>
          </table:table-cell>
          <table:table-cell table:style-name="ce32"/>
          <table:table-cell table:style-name="ce32" office:value-type="float" office:value="1300">
            <text:p>$1,300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Auto Lube Pump</text:p>
          </table:table-cell>
          <table:table-cell table:style-name="ce32"/>
          <table:table-cell table:style-name="ce32" office:value-type="float" office:value="836">
            <text:p>$836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3-Axis Powerfeed ($836 per axis)</text:p>
          </table:table-cell>
          <table:table-cell table:style-name="ce32"/>
          <table:table-cell table:style-name="ce32" office:value-type="float" office:value="2508">
            <text:p>$2,508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Coolant system with Chip pan (</text:p>
          </table:table-cell>
          <table:table-cell table:style-name="ce32"/>
          <table:table-cell table:style-name="ce32" office:value-type="float" office:value="812">
            <text:p>$812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Power drawbar</text:p>
          </table:table-cell>
          <table:table-cell table:style-name="ce32"/>
          <table:table-cell table:style-name="ce32" office:value-type="float" office:value="1064">
            <text:p>$1,064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Right Angle Milling attachment</text:p>
          </table:table-cell>
          <table:table-cell table:style-name="ce32" office:value-type="string">
            <text:p>$1735 → $20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R8 Collet Set (by 1/16”)</text:p>
          </table:table-cell>
          <table:table-cell table:style-name="ce32" office:value-type="float" office:value="240">
            <text:p>$240.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Clamping Kit</text:p>
          </table:table-cell>
          <table:table-cell table:style-name="ce32" office:value-type="float" office:value="235">
            <text:p>$235.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7" office:value-type="string">
            <text:p>NT30 Spindle Replacement</text:p>
          </table:table-cell>
          <table:table-cell table:style-name="ce33" office:value-type="float" office:value="1500">
            <text:p>$1,500.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6” Kurt Vise with Swivel Base D688</text:p>
          </table:table-cell>
          <table:table-cell table:style-name="ce32" office:value-type="float" office:value="1130">
            <text:p>$1,130.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/>
          <table:table-cell table:style-name="ce32" table:number-columns-repeated="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5" office:value-type="string">
            <text:p>JTM-4VS-1 <text:s text:c="2"/>Jet Vertical Milling Machine</text:p>
          </table:table-cell>
          <table:table-cell/>
          <table:table-cell table:style-name="ce5" office:value-type="string">
            <text:p>3-Axis DRO, X-Y Axis Powerfeed, 9" x 49" table, Variable Speed   - 120V/240V Power</text:p>
          </table:table-cell>
          <table:table-cell table:style-name="ce34" office:value-type="float" office:value="20000">
            <text:p>$20,0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>
            <text:p>'   ''</text:p>
          </table:table-cell>
          <table:table-cell/>
          <table:table-cell table:style-name="ce5" office:value-type="string">
            <text:p>w/ Z-Powerfeed?</text:p>
          </table:table-cell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5" office:value-type="string">
            <text:p>Lagun FTV-2F</text:p>
          </table:table-cell>
          <table:table-cell table:number-columns-repeated="2"/>
          <table:table-cell table:style-name="ce34" office:value-type="string">
            <text:p>-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Lagun MegaMill MVM-2</text:p>
          </table:table-cell>
          <table:table-cell table:number-columns-repeated="2"/>
          <table:table-cell table:style-name="ce34" office:value-type="string">
            <text:p>-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Lagun MegaMill MVM-4</text:p>
          </table:table-cell>
          <table:table-cell table:number-columns-repeated="2"/>
          <table:table-cell table:style-name="ce34" office:value-type="string">
            <text:p>-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/>
          <table:table-cell table:number-columns-repeated="2"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Lasers</text:p>
          </table:table-cell>
          <table:table-cell table:style-name="ce19" table:number-columns-repeated="2"/>
          <table:table-cell table:style-name="ce31" table:number-columns-repeated="2"/>
          <table:table-cell table:style-name="ce19" table:number-columns-repeated="22"/>
          <table:table-cell table:number-columns-repeated="997"/>
        </table:table-row>
        <table:table-row table:style-name="ro1">
          <table:table-cell table:style-name="ce6" office:value-type="string">
            <text:p>Universal PLS 6.75 (18" x 32")</text:p>
          </table:table-cell>
          <table:table-cell/>
          <table:table-cell table:style-name="ce5" office:value-type="string">
            <text:p>60 Watt Laser, Honeycomb Table Downdraft Table, 22% discount!</text:p>
          </table:table-cell>
          <table:table-cell table:style-name="ce36" office:value-type="float" office:value="25213">
            <text:p>$25,213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6" office:value-type="string">
            <text:p>Universal VSL 6.60 (18” x 32”)</text:p>
          </table:table-cell>
          <table:table-cell/>
          <table:table-cell table:style-name="ce5" office:value-type="string">
            <text:p>60 Watt Laser, Honeycomb Table Downdraft Table, 22% discount!</text:p>
          </table:table-cell>
          <table:table-cell table:style-name="ce36" office:value-type="float" office:value="21940">
            <text:p>$21,940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6" office:value-type="string">
            <text:p>Glowforge</text:p>
          </table:table-cell>
          <table:table-cell/>
          <table:table-cell table:style-name="ce5" office:value-type="string">
            <text:p>Not a huge huge fan, but the price difference is pretty big and they work.</text:p>
          </table:table-cell>
          <table:table-cell table:style-name="ce34" office:value-type="float" office:value="5000">
            <text:p>$5,000.00</text:p>
          </table:table-cell>
          <table:table-cell table:style-name="Default"/>
          <table:table-cell office:value-type="string">
            <text:p>https://glowforge.com/order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Epilog Mini 18</text:p>
          </table:table-cell>
          <table:table-cell/>
          <table:table-cell table:style-name="ce5" office:value-type="string">
            <text:p>This is what Tanya has at Columbia</text:p>
          </table:table-cell>
          <table:table-cell table:style-name="ce37" office:value-type="string">
            <text:p>Price Request on the way $40k???</text:p>
          </table:table-cell>
          <table:table-cell table:style-name="ce34" office:value-type="float" office:value="15000">
            <text:p>$15,000.00</text:p>
          </table:table-cell>
          <table:table-cell office:value-type="string">
            <text:p>https://www.epiloglaser.com/laser-machines/mini-helix-engraver-cutter/</text:p>
          </table:table-cell>
          <table:table-cell table:number-columns-repeated="1018"/>
        </table:table-row>
        <table:table-row table:style-name="ro1" table:number-rows-repeated="2">
          <table:table-cell table:style-name="ce6"/>
          <table:table-cell/>
          <table:table-cell table:style-name="ce5"/>
          <table:table-cell table:style-name="ce36"/>
          <table:table-cell table:style-name="ce34"/>
          <table:table-cell table:number-columns-repeated="1019"/>
        </table:table-row>
        <table:table-row table:style-name="ro1">
          <table:table-cell table:style-name="ce8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Bandsaw?</text:p>
          </table:table-cell>
          <table:table-cell table:style-name="ce20" table:number-columns-repeated="2"/>
          <table:table-cell table:style-name="ce38" table:number-columns-repeated="2"/>
          <table:table-cell table:style-name="ce20" table:number-columns-repeated="22"/>
          <table:table-cell table:style-name="ce21" table:number-columns-repeated="997"/>
        </table:table-row>
        <table:table-row table:style-name="ro1">
          <table:table-cell table:style-name="ce6" office:value-type="string">
            <text:p>Jet J-8201VS 14” Metal/wood bandsaw</text:p>
          </table:table-cell>
          <table:table-cell table:number-columns-repeated="2"/>
          <table:table-cell table:style-name="ce34"/>
          <table:table-cell table:style-name="ce34" office:value-type="float" office:value="1500">
            <text:p>$1,500.00</text:p>
          </table:table-cell>
          <table:table-cell table:number-columns-repeated="1019"/>
        </table:table-row>
        <table:table-row table:style-name="ro1">
          <table:table-cell table:style-name="ce6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Disc Sander?</text:p>
          </table:table-cell>
          <table:table-cell table:style-name="ce21" table:number-columns-repeated="2"/>
          <table:table-cell table:style-name="ce38" table:number-columns-repeated="2"/>
          <table:table-cell table:style-name="ce21" table:number-columns-repeated="1019"/>
        </table:table-row>
        <table:table-row table:style-name="ro1">
          <table:table-cell table:style-name="ce6" office:value-type="string">
            <text:p>Powermatic 1791276</text:p>
          </table:table-cell>
          <table:table-cell table:number-columns-repeated="2"/>
          <table:table-cell table:style-name="ce34"/>
          <table:table-cell table:style-name="ce44" office:value-type="currency" office:currency="USD" office:value="2600">
            <text:p>$2,60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Powermatic 1791291K (Yale)</text:p>
          </table:table-cell>
          <table:table-cell/>
          <table:table-cell office:value-type="string">
            <text:p>Footprint: <text:s/>31 x 28 x 48-1/2</text:p>
          </table:table-cell>
          <table:table-cell table:style-name="ce34" office:value-type="float" office:value="1600">
            <text:p>$1,6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39"/>
          <table:table-cell table:style-name="Default" table:number-columns-repeated="1020"/>
        </table:table-row>
        <table:table-row table:style-name="ro1">
          <table:table-cell table:style-name="ce9" office:value-type="string">
            <text:p>Compound Miter Saw? / Chopsaw</text:p>
          </table:table-cell>
          <table:table-cell table:style-name="ce21" table:number-columns-repeated="2"/>
          <table:table-cell table:style-name="ce38" table:number-columns-repeated="2"/>
          <table:table-cell table:style-name="ce21" table:number-columns-repeated="1019"/>
        </table:table-row>
        <table:table-row table:style-name="ro1">
          <table:table-cell table:style-name="ce8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Power / Exhaust etc.</text:p>
          </table:table-cell>
          <table:table-cell table:style-name="ce19" table:number-columns-repeated="2"/>
          <table:table-cell table:style-name="ce31" table:number-columns-repeated="2"/>
          <table:table-cell table:style-name="ce19" table:number-columns-repeated="22"/>
          <table:table-cell table:number-columns-repeated="997"/>
        </table:table-row>
        <table:table-row table:style-name="ro1">
          <table:table-cell table:style-name="ce6" office:value-type="string">
            <text:p>Phase Converter (3HP?)</text:p>
          </table:table-cell>
          <table:table-cell table:number-columns-repeated="2"/>
          <table:table-cell table:style-name="ce34" office:value-type="float" office:value="1500">
            <text:p>$1,5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>
            <text:p>Air Compressor?</text:p>
          </table:table-cell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6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8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“Furniture”</text:p>
          </table:table-cell>
          <table:table-cell table:style-name="ce19" table:number-columns-repeated="2"/>
          <table:table-cell table:style-name="ce31" table:number-columns-repeated="2"/>
          <table:table-cell table:style-name="ce19" table:number-columns-repeated="22"/>
          <table:table-cell table:number-columns-repeated="997"/>
        </table:table-row>
        <table:table-row table:style-name="ro2">
          <table:table-cell table:style-name="ce10" office:value-type="string">
            <text:p>Lista W: 1431mm x D: 725mm x H: 1450mm</text:p>
          </table:table-cell>
          <table:table-cell table:style-name="Default"/>
          <table:table-cell office:value-type="string">
            <text:p>12 Drawers (Depths: 1@150mm, 1@125mm, <text:a xlink:href="mailto:3@75mm">3@75mm</text:a>, 5@100mm, 1@150mm, 1@200,,</text:p>
          </table:table-cell>
          <table:table-cell table:style-name="ce34"/>
          <table:table-cell table:style-name="ce34" office:value-type="float" office:value="9380">
            <text:p>$9,380.00</text:p>
          </table:table-cell>
          <table:table-cell office:value-type="string">
            <text:p>https://www.mscdirect.com/product/details/16374720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Quantum Storage Gondola Slider System</text:p>
          </table:table-cell>
          <table:table-cell table:style-name="Default"/>
          <table:table-cell office:value-type="string">
            <text:p>G-725569-56</text:p>
          </table:table-cell>
          <table:table-cell table:style-name="ce34"/>
          <table:table-cell table:style-name="ce45" office:value-type="currency" office:currency="USD" office:value="3328.69">
            <text:p>$3,328.69</text:p>
          </table:table-cell>
          <table:table-cell office:value-type="string">
            <text:p>http://quantumstorage.thomasnet-navigator.com/item/all-categories/gondola-slider-systems/g-725569-56?plpver=1010&amp;pcat=specialized-storage-systems</text:p>
          </table:table-cell>
          <table:table-cell table:number-columns-repeated="1018"/>
        </table:table-row>
        <table:table-row table:style-name="ro1">
          <table:table-cell table:style-name="ce11" office:value-type="string">
            <text:p>Misc tool storage (magnetic mounts) etc</text:p>
          </table:table-cell>
          <table:table-cell table:number-columns-repeated="2"/>
          <table:table-cell table:style-name="ce35"/>
          <table:table-cell table:style-name="ce34" office:value-type="float" office:value="2000">
            <text:p>$2,000.00</text:p>
          </table:table-cell>
          <table:table-cell table:number-columns-repeated="1019"/>
        </table:table-row>
        <table:table-row table:style-name="ro1">
          <table:table-cell table:style-name="ce11"/>
          <table:table-cell office:value-type="string">
            <text:p>24” long Screw Mount Magnetic Holders x5</text:p>
          </table:table-cell>
          <table:table-cell/>
          <table:table-cell table:style-name="ce35" office:value-type="string">
            <text:p>5 @ $23.38</text:p>
          </table:table-cell>
          <table:table-cell table:style-name="ce34" office:value-type="float" office:value="116.9">
            <text:p>$116.90</text:p>
          </table:table-cell>
          <table:table-cell office:value-type="string">
            <text:p>https://www.mcmaster.com/6613a5</text:p>
          </table:table-cell>
          <table:table-cell table:number-columns-repeated="1018"/>
        </table:table-row>
        <table:table-row table:style-name="ro1" table:number-rows-repeated="2">
          <table:table-cell table:style-name="ce11"/>
          <table:table-cell table:number-columns-repeated="2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12" office:value-type="string">
            <text:p>Huot Master Tap &amp; Drill (#0-80 to 1”-27/64)</text:p>
          </table:table-cell>
          <table:table-cell/>
          <table:table-cell office:value-type="string">
            <text:p>26” x 12” x 12.5”</text:p>
          </table:table-cell>
          <table:table-cell table:style-name="ce35"/>
          <table:table-cell table:style-name="ce34" office:value-type="float" office:value="550">
            <text:p>$550.00</text:p>
          </table:table-cell>
          <table:table-cell office:value-type="string">
            <text:p>https://www.huot.com/product/master-tap-and-drill-cabinet-us/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Huot Master Tap &amp; Drill (M1.6 to M24)</text:p>
          </table:table-cell>
          <table:table-cell/>
          <table:table-cell office:value-type="string">
            <text:p>26” x 12” x 12.5”</text:p>
          </table:table-cell>
          <table:table-cell table:style-name="ce35"/>
          <table:table-cell table:style-name="ce34" office:value-type="float" office:value="550">
            <text:p>$550.00</text:p>
          </table:table-cell>
          <table:table-cell office:value-type="string">
            <text:p>https://www.huot.com/product/metric-tap-and-drill-cabinet-master/</text:p>
          </table:table-cell>
          <table:table-cell table:number-columns-repeated="1018"/>
        </table:table-row>
        <table:table-row table:style-name="ro1">
          <table:table-cell table:style-name="ce13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Machining Accessories</text:p>
          </table:table-cell>
          <table:table-cell table:style-name="ce17" table:number-columns-repeated="2"/>
          <table:table-cell table:style-name="ce31" table:number-columns-repeated="2"/>
          <table:table-cell table:style-name="ce17"/>
          <table:table-cell table:style-name="ce19" table:number-columns-repeated="21"/>
          <table:table-cell table:number-columns-repeated="99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>
            <text:p>Cutting fluid (1 year supply)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Safety glasses (year supply)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Chip Vacuum</text:p>
          </table:table-cell>
          <table:table-cell table:style-name="Default" office:value-type="string">
            <text:p>Exair.com Chip Vacuum (30 Gallon)</text:p>
          </table:table-cell>
          <table:table-cell/>
          <table:table-cell table:style-name="ce35"/>
          <table:table-cell table:style-name="ce34" office:value-type="float" office:value="726">
            <text:p>$726.00</text:p>
          </table:table-cell>
          <table:table-cell office:value-type="string">
            <text:p>https://www.exair.com/index.php/products/industrial-housekeeping/chip-vac/cv-sys.html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2" office:value-type="string">
            <text:p>Festool (Yale): 583492 CT 26 E</text:p>
          </table:table-cell>
          <table:table-cell table:style-name="Default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6"/>
          <table:table-cell table:style-name="ce22" office:value-type="string">
            <text:p>Ridgid (Yale): WD1450</text:p>
          </table:table-cell>
          <table:table-cell table:style-name="Default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6"/>
          <table:table-cell table:number-columns-repeated="2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6" office:value-type="string">
            <text:p>V-Blocks</text:p>
          </table:table-cell>
          <table:table-cell/>
          <table:table-cell office:value-type="string">
            <text:p>Smaller than what Dima already has</text:p>
          </table:table-cell>
          <table:table-cell table:style-name="ce35"/>
          <table:table-cell table:style-name="ce34" office:value-type="float" office:value="150">
            <text:p>$150.00</text:p>
          </table:table-cell>
          <table:table-cell table:number-columns-repeated="1019"/>
        </table:table-row>
        <table:table-row table:style-name="ro1">
          <table:table-cell table:style-name="ce6"/>
          <table:table-cell office:value-type="string">
            <text:p>Suburban Tool Version</text:p>
          </table:table-cell>
          <table:table-cell office:value-type="string">
            <text:p>3”x4”x3” Pair</text:p>
          </table:table-cell>
          <table:table-cell table:style-name="ce35" office:value-type="float" office:value="794">
            <text:p>$794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Vertex 10" Horizontal/Vertical Rotary Table</text:p>
          </table:table-cell>
          <table:table-cell table:number-columns-repeated="2"/>
          <table:table-cell table:style-name="ce35"/>
          <table:table-cell table:style-name="ce34" office:value-type="float" office:value="630">
            <text:p>$630.00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2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Vertex 10" Dividing Head Set</text:p>
          </table:table-cell>
          <table:table-cell table:number-columns-repeated="2"/>
          <table:table-cell table:style-name="ce35"/>
          <table:table-cell table:style-name="ce34" office:value-type="float" office:value="1400">
            <text:p>$1,40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5C Spin Index Fixture</text:p>
          </table:table-cell>
          <table:table-cell table:number-columns-repeated="2"/>
          <table:table-cell table:style-name="ce35" office:value-type="float" office:value="58.95">
            <text:p>$58.95</text:p>
          </table:table-cell>
          <table:table-cell table:style-name="Default"/>
          <table:table-cell office:value-type="string">
            <text:p>https://www.shars.com/5c-spin-index-fixtu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>
            <text:p>Phase II</text:p>
          </table:table-cell>
          <table:table-cell/>
          <table:table-cell table:style-name="ce35" office:value-type="float" office:value="223.79">
            <text:p>$223.79</text:p>
          </table:table-cell>
          <table:table-cell table:style-name="ce34"/>
          <table:table-cell office:value-type="string">
            <text:p>https://www.mscdirect.com/product/details/09672023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>
            <text:p>Suburban Tool Version</text:p>
          </table:table-cell>
          <table:table-cell/>
          <table:table-cell table:style-name="ce35" office:value-type="float" office:value="866">
            <text:p>$866.00</text:p>
          </table:table-cell>
          <table:table-cell table:style-name="ce34" office:value-type="float" office:value="866">
            <text:p>$866.00</text:p>
          </table:table-cell>
          <table:table-cell office:value-type="string">
            <text:p>https://www.subtool.com/st/sm5c_spin-master_spin_index_fixture.html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C Collet set 1/64" to 1-1/8” with rack</text:p>
          </table:table-cell>
          <table:table-cell table:number-columns-repeated="2"/>
          <table:table-cell table:style-name="ce35"/>
          <table:table-cell table:style-name="ce34" office:value-type="float" office:value="385.5">
            <text:p>$385.50</text:p>
          </table:table-cell>
          <table:table-cell office:value-type="string">
            <text:p>https://www.shars.com/products/toolholding-workholding/collets/1-8-1-by-64th-57-piece-precision-5c-collet-set-with-72-5c-collet-rack</text:p>
          </table:table-cell>
          <table:table-cell table:number-columns-repeated="1018"/>
        </table:table-row>
        <table:table-row table:style-name="ro2">
          <table:table-cell table:style-name="ce5"/>
          <table:table-cell office:value-type="string">
            <text:p>Lyndex (nice version w/out rack)</text:p>
          </table:table-cell>
          <table:table-cell/>
          <table:table-cell table:style-name="ce35" office:value-type="float" office:value="2265">
            <text:p>$2,265.00</text:p>
          </table:table-cell>
          <table:table-cell table:style-name="ce34"/>
          <table:table-cell office:value-type="string">
            <text:p><text:a xlink:href="https://www.mscdirect.com/product/details/79782645">https://www.mscdirect.com/product/details/79782645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C Collet Rack (fits in drawer)</text:p>
          </table:table-cell>
          <table:table-cell/>
          <table:table-cell table:style-name="ce22" office:value-type="string">
            <text:p>Fits in Big Lista Cabinet</text:p>
          </table:table-cell>
          <table:table-cell table:style-name="ce35"/>
          <table:table-cell table:style-name="ce45" office:value-type="currency" office:currency="USD" office:value="49.95">
            <text:p>$49.95</text:p>
          </table:table-cell>
          <table:table-cell office:value-type="string">
            <text:p>https://www.colletizer.com/store/p28/5C_-_64ths_Collet_Rack_-_Bench_%2F_Drawer_-_Labeled_Pockets.html#/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R8 Collet set 1/32" increments to 7/8" with rack</text:p>
          </table:table-cell>
          <table:table-cell table:number-columns-repeated="2"/>
          <table:table-cell table:style-name="ce35"/>
          <table:table-cell table:style-name="ce34" office:value-type="float" office:value="135">
            <text:p>$135.00</text:p>
          </table:table-cell>
          <table:table-cell office:value-type="string">
            <text:p>https://www.shars.com/products/toolholding-workholding/collets/1-8-7-8-by-32nds-25-piece-precision-r8-collet-set-with-r8-collet-rack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-4-6 Blocks Qty 2 (0.0002" tolerance)</text:p>
          </table:table-cell>
          <table:table-cell table:number-columns-repeated="2"/>
          <table:table-cell table:style-name="ce35"/>
          <table:table-cell table:style-name="ce34" office:value-type="float" office:value="250">
            <text:p>$25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-2-3 Blocks 5 matched pairs (cheap)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string">
            <text:p>Suburban Tool Version</text:p>
          </table:table-cell>
          <table:table-cell office:value-type="string">
            <text:p>Pair: 1”x2”x3” (0.0001” square, 0.0002” flat/parallel)</text:p>
          </table:table-cell>
          <table:table-cell table:style-name="ce35" office:value-type="float" office:value="173">
            <text:p>$173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Mitutoyo 0.0001" Indicator 0.016" range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Economy Dial Test Indicator Magnetic base w/ 0.0005" indicator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style-name="ce47" office:value-type="string">
            <text:p><text:a xlink:href="https://www.mcmaster.com/test-indicators">https://www.mcmaster.com/test-indicators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Standard Starret Edge finder 3/8 shank 0.2" tip</text:p>
          </table:table-cell>
          <table:table-cell/>
          <table:table-cell table:style-name="ce28" office:value-type="string">
            <text:p>BUY 3</text:p>
          </table:table-cell>
          <table:table-cell table:style-name="ce34" office:value-type="string">
            <text:p>3x</text:p>
          </table:table-cell>
          <table:table-cell table:style-name="ce34" office:value-type="float" office:value="100">
            <text:p>$100.00</text:p>
          </table:table-cell>
          <table:table-cell table:style-name="ce47" office:value-type="string">
            <text:p><text:a xlink:href="https://www.mcmaster.com/20535a653">https://www.mcmaster.com/20535a653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Granite Surface Plate (Grade A): 24"x36"</text:p>
          </table:table-cell>
          <table:table-cell table:number-columns-repeated="2"/>
          <table:table-cell table:style-name="ce35"/>
          <table:table-cell table:style-name="ce34" office:value-type="float" office:value="900">
            <text:p>$900.00</text:p>
          </table:table-cell>
          <table:table-cell table:style-name="ce47" office:value-type="string">
            <text:p><text:a xlink:href="https://www.mcmaster.com/2245a45">https://www.mcmaster.com/2245a45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bide Scribe</text:p>
          </table:table-cell>
          <table:table-cell table:number-columns-repeated="2"/>
          <table:table-cell table:style-name="ce35"/>
          <table:table-cell table:style-name="ce34" office:value-type="float" office:value="30">
            <text:p>$30.00</text:p>
          </table:table-cell>
          <table:table-cell table:style-name="ce47" office:value-type="string">
            <text:p><text:a xlink:href="https://www.mcmaster.com/1981a51">https://www.mcmaster.com/1981a51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Layout Fluid</text:p>
          </table:table-cell>
          <table:table-cell table:number-columns-repeated="2"/>
          <table:table-cell table:style-name="ce35"/>
          <table:table-cell table:style-name="ce34" office:value-type="float" office:value="13">
            <text:p>$13.00</text:p>
          </table:table-cell>
          <table:table-cell table:style-name="ce47" office:value-type="string">
            <text:p><text:a xlink:href="https://www.mcmaster.com/2131a68-2131A88">https://www.mcmaster.com/2131a68-2131A88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Basic Solid Carbide End Mill Set 1/8" to 1/2"</text:p>
          </table:table-cell>
          <table:table-cell table:number-columns-repeated="2"/>
          <table:table-cell table:style-name="ce35"/>
          <table:table-cell table:style-name="ce34" office:value-type="float" office:value="400">
            <text:p>$400.00</text:p>
          </table:table-cell>
          <table:table-cell table:style-name="ce47" office:value-type="string">
            <text:p><text:a xlink:href="https://www.mscdirect.com/product/details/33206863">https://www.mscdirect.com/product/details/33206863</text:a></text:p>
          </table:table-cell>
          <table:table-cell table:number-columns-repeated="2"/>
          <table:table-cell table:style-name="ce5" office:value-type="string">
            <text:p>&lt;--- Just an example, for reference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Basic Solid Carbide Ball End Mill set 1/8" to 1/2"</text:p>
          </table:table-cell>
          <table:table-cell table:number-columns-repeated="2"/>
          <table:table-cell table:style-name="ce35"/>
          <table:table-cell table:style-name="ce34" office:value-type="float" office:value="400">
            <text:p>$400.00</text:p>
          </table:table-cell>
          <table:table-cell table:style-name="ce47" office:value-type="string">
            <text:p><text:a xlink:href="https://www.mscdirect.com/product/details/33206350">https://www.mscdirect.com/product/details/33206350</text:a></text:p>
          </table:table-cell>
          <table:table-cell table:number-columns-repeated="2"/>
          <table:table-cell table:style-name="ce5" office:value-type="string">
            <text:p>&lt;--- Just an example, for referenc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Initial purchase of Miscellaneous other specialty cutters </text:p>
          </table:table-cell>
          <table:table-cell table:number-columns-repeated="2"/>
          <table:table-cell table:style-name="ce35"/>
          <table:table-cell table:style-name="ce34" office:value-type="float" office:value="500">
            <text:p>$500.00</text:p>
          </table:table-cell>
          <table:table-cell office:value-type="string">
            <text:p>~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R8 shank Sandvik/similar Face Mill (2-1/2")</text:p>
          </table:table-cell>
          <table:table-cell table:style-name="ce23"/>
          <table:table-cell table:style-name="ce29"/>
          <table:table-cell table:style-name="ce40"/>
          <table:table-cell table:style-name="ce46" office:value-type="float" office:value="300">
            <text:p>$300.00</text:p>
          </table:table-cell>
          <table:table-cell table:style-name="ce23" office:value-type="string">
            <text:p>ebay seems to be only place to find fitted with R8 shank</text:p>
          </table:table-cell>
          <table:table-cell table:style-name="ce23" table:number-columns-repeated="1018"/>
        </table:table-row>
        <table:table-row table:style-name="ro1">
          <table:table-cell table:style-name="ce5" office:value-type="string">
            <text:p>R8 shank Sandvik/similar Face Mill (1.5")</text:p>
          </table:table-cell>
          <table:table-cell table:number-columns-repeated="2"/>
          <table:table-cell table:style-name="ce35"/>
          <table:table-cell table:style-name="ce34" office:value-type="float" office:value="250">
            <text:p>$25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R8 shank Albrecht Chuck (1/2" drill capacity)</text:p>
          </table:table-cell>
          <table:table-cell table:number-columns-repeated="2"/>
          <table:table-cell table:style-name="ce35"/>
          <table:table-cell table:style-name="ce34" office:value-type="float" office:value="500">
            <text:p>$5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Gage Block Set (Economy, 81 pc)</text:p>
          </table:table-cell>
          <table:table-cell table:number-columns-repeated="2"/>
          <table:table-cell table:style-name="ce35"/>
          <table:table-cell table:style-name="ce34" office:value-type="float" office:value="280">
            <text:p>$280.00</text:p>
          </table:table-cell>
          <table:table-cell table:style-name="ce47" office:value-type="string">
            <text:p><text:a xlink:href="https://www.mscdirect.com/product/details/06450720">https://www.mscdirect.com/product/details/06450720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ZZ Gage Pin Set (0.006-&gt;0.060")</text:p>
          </table:table-cell>
          <table:table-cell table:number-columns-repeated="2"/>
          <table:table-cell table:style-name="ce35"/>
          <table:table-cell table:style-name="ce34" office:value-type="float" office:value="110">
            <text:p>$110.00</text:p>
          </table:table-cell>
          <table:table-cell table:style-name="ce47" office:value-type="string">
            <text:p><text:a xlink:href="https://www.mscdirect.com/product/details/06380471">https://www.mscdirect.com/product/details/06380471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ZZ Gage Pin Set (0.060-&gt;0.25")</text:p>
          </table:table-cell>
          <table:table-cell table:number-columns-repeated="2"/>
          <table:table-cell table:style-name="ce35"/>
          <table:table-cell table:style-name="ce34" office:value-type="float" office:value="120">
            <text:p>$120.00</text:p>
          </table:table-cell>
          <table:table-cell table:style-name="ce47" office:value-type="string">
            <text:p><text:a xlink:href="https://www.mscdirect.com/product/details/86463015">https://www.mscdirect.com/product/details/86463015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ZZ Gage Pin Set (0.25-&gt;0.5")</text:p>
          </table:table-cell>
          <table:table-cell table:number-columns-repeated="2"/>
          <table:table-cell table:style-name="ce35"/>
          <table:table-cell table:style-name="ce34" office:value-type="float" office:value="225">
            <text:p>$225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etric Tap and Die Set (Good Quality)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Imperial Tap and Die Set (Good Quality)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Tap Cabinet for Tap storage</text:p>
          </table:table-cell>
          <table:table-cell table:number-columns-repeated="2"/>
          <table:table-cell table:style-name="ce35"/>
          <table:table-cell table:style-name="ce34" office:value-type="float" office:value="500">
            <text:p>$500.00</text:p>
          </table:table-cell>
          <table:table-cell table:style-name="ce47" office:value-type="string">
            <text:p><text:a xlink:href="https://www.mcmaster.com/2551a72">https://www.mcmaster.com/2551a72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Metric Tapping Block</text:p>
          </table:table-cell>
          <table:table-cell table:number-columns-repeated="2"/>
          <table:table-cell table:style-name="ce35"/>
          <table:table-cell table:style-name="ce34" office:value-type="float" office:value="30">
            <text:p>$30.00</text:p>
          </table:table-cell>
          <table:table-cell table:style-name="ce47" office:value-type="string">
            <text:p><text:a xlink:href="https://www.mcmaster.com/9550t12">https://www.mcmaster.com/9550t12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Imperial Tapping Block</text:p>
          </table:table-cell>
          <table:table-cell table:number-columns-repeated="2"/>
          <table:table-cell table:style-name="ce35"/>
          <table:table-cell table:style-name="ce34" office:value-type="float" office:value="30">
            <text:p>$30.00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6" office:value-type="string">
            <text:p>Spring-loaded tap guide</text:p>
          </table:table-cell>
          <table:table-cell table:number-columns-repeated="2"/>
          <table:table-cell table:style-name="ce35"/>
          <table:table-cell table:style-name="ce34" office:value-type="float" office:value="5">
            <text:p>$5.00</text:p>
          </table:table-cell>
          <table:table-cell table:style-name="ce47" office:value-type="string">
            <text:p><text:a xlink:href="https://www.ebay.com/itm/SHARS-Spring-Loaded-Tapping-Guide-NEW/331102652124?hash=item4d174186dc:g:2V4AAOSwFBVdUdDQ">https://www.ebay.com/itm/SHARS-Spring-Loaded-Tapping-Guide-NEW/331102652124?hash=item4d174186dc:g:2V4AAOSwFBVdUdDQ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Reamer Set (good quality) 1/8" to 1/2"</text:p>
          </table:table-cell>
          <table:table-cell table:number-columns-repeated="2"/>
          <table:table-cell table:style-name="ce35"/>
          <table:table-cell table:style-name="ce34" office:value-type="float" office:value="1500">
            <text:p>$1,500.00</text:p>
          </table:table-cell>
          <table:table-cell table:style-name="ce47" office:value-type="string">
            <text:p><text:a xlink:href="https://www.mscdirect.com/product/details/72300908">https://www.mscdirect.com/product/details/72300908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Specialty Reamers budget</text:p>
          </table:table-cell>
          <table:table-cell table:number-columns-repeated="2"/>
          <table:table-cell table:style-name="ce35"/>
          <table:table-cell table:style-name="ce34" office:value-type="float" office:value="500">
            <text:p>$500.00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>
            <text:p>Quality Boring Bar Set</text:p>
          </table:table-cell>
          <table:table-cell table:number-columns-repeated="2"/>
          <table:table-cell table:style-name="ce35"/>
          <table:table-cell table:style-name="ce34" office:value-type="float" office:value="370">
            <text:p>$370.00</text:p>
          </table:table-cell>
          <table:table-cell table:style-name="ce47" office:value-type="string">
            <text:p><text:a xlink:href="https://www.shars.com/indexable-insert-boring-bar-set">https://www.shars.com/indexable-insert-boring-bar-set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R8 Criterion Boring Head</text:p>
          </table:table-cell>
          <table:table-cell table:number-columns-repeated="2"/>
          <table:table-cell table:style-name="ce35"/>
          <table:table-cell table:style-name="ce34" office:value-type="float" office:value="300">
            <text:p>$30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Precision 1/8" Parallels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Adjustable Parallels</text:p>
          </table:table-cell>
          <table:table-cell table:number-columns-repeated="2"/>
          <table:table-cell table:style-name="ce35" office:value-type="string">
            <text:p>2 PAIRS @ $177.73</text:p>
          </table:table-cell>
          <table:table-cell table:style-name="ce34" office:value-type="float" office:value="355.46">
            <text:p>$355.46</text:p>
          </table:table-cell>
          <table:table-cell office:value-type="string">
            <text:p>https://www.mscdirect.com/product/details/8640586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uper thin parallels 1/32"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Kurt Dx6 Crossover 6" Milling Vise with 9" Opening</text:p>
          </table:table-cell>
          <table:table-cell table:number-columns-repeated="2"/>
          <table:table-cell table:style-name="ce35"/>
          <table:table-cell table:style-name="ce34" office:value-type="float" office:value="600">
            <text:p>$600.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ittle Vise Stop</text:p>
          </table:table-cell>
          <table:table-cell table:number-columns-repeated="2"/>
          <table:table-cell table:style-name="ce35"/>
          <table:table-cell table:style-name="ce34" office:value-type="float" office:value="10">
            <text:p>$10.00</text:p>
          </table:table-cell>
          <table:table-cell table:style-name="ce47" office:value-type="string">
            <text:p><text:a xlink:href="https://www.ebay.com/itm/MILLING-MACHINE-KURT-VISE-STOP/133333648010?hash=item1f0b4e028a:g:4dkAAOSwLEJeRhN~">https://www.ebay.com/itm/MILLING-MACHINE-KURT-VISE-STOP/133333648010?hash=item1f0b4e028a:g:4dkAAOSwLEJeRhN~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Edge Technology Pro Vise Stop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style-name="ce47" office:value-type="string">
            <text:p><text:a xlink:href="https://www.ebay.com/itm/Pro-Vise-Stop-Single-Side-by-Edge-Technology-03/254512886909?epid=1558890403&amp;hash=item3b4226747d:g:nZkAAOxyVLNS6uxb:sc:USPSPriority!10003!US!-1">https://www.ebay.com/itm/Pro-Vise-Stop-Single-Side-by-Edge-Technology-03/254512886909?epid=1558890403&amp;hash=item3b4226747d:g:nZkAAOxyVLNS6uxb:sc:USPSPriority!10003!US!-1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"Multi-axis" Stop</text:p>
          </table:table-cell>
          <table:table-cell table:number-columns-repeated="2"/>
          <table:table-cell table:style-name="ce35"/>
          <table:table-cell table:style-name="ce34" office:value-type="float" office:value="60">
            <text:p>$60.00</text:p>
          </table:table-cell>
          <table:table-cell table:style-name="ce47" office:value-type="string">
            <text:p><text:a xlink:href="https://www.shars.com/products/workholding/vise-accessories/multi-axis-stop">https://www.shars.com/products/workholding/vise-accessories/multi-axis-stop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Magnetic Parallel Keepers</text:p>
          </table:table-cell>
          <table:table-cell table:number-columns-repeated="2"/>
          <table:table-cell table:style-name="ce35"/>
          <table:table-cell table:style-name="ce34" office:value-type="float" office:value="20">
            <text:p>$20.00</text:p>
          </table:table-cell>
          <table:table-cell table:style-name="ce47" office:value-type="string">
            <text:p><text:a xlink:href="https://www.ebay.com/itm/Magnetic-Parallel-Keepers-Holders-Vise-CNC-Kurt-Machinist-Tools-3-Color/174124169428?hash=item288a9bf8d4:m:mmK1GIv0jU_0fkBZEOpeE4Q">https://www.ebay.com/itm/Magnetic-Parallel-Keepers-Holders-Vise-CNC-Kurt-Machinist-Tools-3-Color/174124169428?hash=item288a9bf8d4:m:mmK1GIv0jU_0fkBZEOpeE4Q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#00 Keyway Broach Set</text:p>
          </table:table-cell>
          <table:table-cell table:number-columns-repeated="2"/>
          <table:table-cell table:style-name="ce35"/>
          <table:table-cell table:style-name="ce34" office:value-type="float" office:value="150">
            <text:p>$150.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Quality T-Slot Clamping Set 1/2"-13 (match to T-slot size)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style-name="ce47" office:value-type="string">
            <text:p><text:a xlink:href="https://www.mcmaster.com/8957a43">https://www.mcmaster.com/8957a43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Co-Ax Indicator</text:p>
          </table:table-cell>
          <table:table-cell table:number-columns-repeated="2"/>
          <table:table-cell table:style-name="ce35"/>
          <table:table-cell table:style-name="ce34" office:value-type="float" office:value="260">
            <text:p>$260.00</text:p>
          </table:table-cell>
          <table:table-cell table:style-name="ce47" office:value-type="string">
            <text:p><text:a xlink:href="https://www.mscdirect.com/product/details/03774833">https://www.mscdirect.com/product/details/03774833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Milling Machine Centering Microscope</text:p>
          </table:table-cell>
          <table:table-cell table:number-columns-repeated="2"/>
          <table:table-cell table:style-name="ce35"/>
          <table:table-cell table:style-name="ce34" office:value-type="float" office:value="375">
            <text:p>$375.00</text:p>
          </table:table-cell>
          <table:table-cell table:style-name="ce47" office:value-type="string">
            <text:p><text:a xlink:href="https://www.mscdirect.com/product/details/06539332">https://www.mscdirect.com/product/details/06539332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ine plate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ine bar 5-6"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style-name="ce47" office:value-type="string">
            <text:p><text:a xlink:href="https://www.shars.com/fisher-machine-model-50sb-5-in-sine-bar">https://www.shars.com/fisher-machine-model-50sb-5-in-sine-bar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Vacuum Chuck 6" x 6" (Suburban Tool)</text:p>
          </table:table-cell>
          <table:table-cell table:number-columns-repeated="2"/>
          <table:table-cell table:style-name="ce35"/>
          <table:table-cell table:style-name="ce34" office:value-type="float" office:value="784">
            <text:p>$784.00</text:p>
          </table:table-cell>
          <table:table-cell table:style-name="ce47" office:value-type="string">
            <text:p><text:a xlink:href="https://www.subtool.com/st/vc_vacuum_sine_plate_chucks_and_pumps.html">https://www.subtool.com/st/vc_vacuum_sine_plate_chucks_and_pumps.html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Mitutoyo Calipers 8"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style-name="ce47" office:value-type="string">
            <text:p><text:a xlink:href="https://www.mscdirect.com/product/details/06257976">https://www.mscdirect.com/product/details/06257976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Mitutoyo 12" digital height gage</text:p>
          </table:table-cell>
          <table:table-cell table:number-columns-repeated="2"/>
          <table:table-cell table:style-name="ce35"/>
          <table:table-cell table:style-name="ce34" office:value-type="float" office:value="570">
            <text:p>$570.00</text:p>
          </table:table-cell>
          <table:table-cell table:style-name="ce47" office:value-type="string">
            <text:p><text:a xlink:href="https://www.shars.com/products/measuring/height-gages/mitutoyo-12-digital-height-gage">https://www.shars.com/products/measuring/height-gages/mitutoyo-12-digital-height-gage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4" precision ground flat stones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style-name="ce47" office:value-type="string">
            <text:p><text:a xlink:href="https://www.kineticprecision.com/purchase/precision-ground-flat-stones">https://www.kineticprecision.com/purchase/precision-ground-flat-stones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Center Drill Set #1 -&gt; #5</text:p>
          </table:table-cell>
          <table:table-cell table:number-columns-repeated="2"/>
          <table:table-cell table:style-name="ce35"/>
          <table:table-cell table:style-name="ce34" office:value-type="float" office:value="40">
            <text:p>$4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Countersink Set - 82 deg 3 flute</text:p>
          </table:table-cell>
          <table:table-cell table:number-columns-repeated="2"/>
          <table:table-cell table:style-name="ce35"/>
          <table:table-cell table:style-name="ce34" office:value-type="float" office:value="250">
            <text:p>$250.00</text:p>
          </table:table-cell>
          <table:table-cell table:style-name="ce47" office:value-type="string">
            <text:p><text:a xlink:href="https://www.mcmaster.com/29485a212">https://www.mcmaster.com/29485a212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Tiny Hobby CNC Lathe (Sherline) with fixings</text:p>
          </table:table-cell>
          <table:table-cell table:number-columns-repeated="2"/>
          <table:table-cell table:style-name="ce35"/>
          <table:table-cell table:style-name="ce34" office:value-type="float" office:value="3000">
            <text:p>$3,00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5C Collet Block Set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Noga Deburring Set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style-name="ce47" office:value-type="string">
            <text:p><text:a xlink:href="https://www.shars.com/1-4-precision-angle-block-set">https://www.shars.com/1-4-precision-angle-block-set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Angle Block Plate Set </text:p>
          </table:table-cell>
          <table:table-cell table:number-columns-repeated="2"/>
          <table:table-cell table:style-name="ce35"/>
          <table:table-cell table:style-name="ce34" office:value-type="float" office:value="150">
            <text:p>$150.00</text:p>
          </table:table-cell>
          <table:table-cell table:style-name="ce47" office:value-type="string">
            <text:p><text:a xlink:href="https://www.mcmaster.com/4289a36">https://www.mcmaster.com/4289a36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Rotary Table with 3-jaw chuck</text:p>
          </table:table-cell>
          <table:table-cell table:number-columns-repeated="2"/>
          <table:table-cell table:style-name="ce35"/>
          <table:table-cell table:style-name="ce34" office:value-type="float" office:value="900">
            <text:p>$900.00</text:p>
          </table:table-cell>
          <table:table-cell table:style-name="ce47" office:value-type="string">
            <text:p><text:a xlink:href="https://www.shars.com/products/workholding/rotary-machining-tables/10-h-v-rotary-table-with-10-3-jaw-front-mounting-self-centering-scroll-chuck">https://www.shars.com/products/workholding/rotary-machining-tables/10-h-v-rotary-table-with-10-3-jaw-front-mounting-self-centering-scroll-chuck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Rubber deadblow mallet</text:p>
          </table:table-cell>
          <table:table-cell table:number-columns-repeated="2"/>
          <table:table-cell table:style-name="ce35"/>
          <table:table-cell table:style-name="ce34" office:value-type="float" office:value="15">
            <text:p>$15.00</text:p>
          </table:table-cell>
          <table:table-cell table:style-name="ce47" office:value-type="string">
            <text:p><text:a xlink:href="https://www.shars.com/products/hand-power-tools/hammers-scalers-accessories/2-lbs-dead-blow-hammer">https://www.shars.com/products/hand-power-tools/hammers-scalers-accessories/2-lbs-dead-blow-hammer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tarret small hole gage set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Starret telescoping gage set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0.7” to 1.5” Mitutoyo bore mic set? (next year?)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Set of larger cobalt jobber drills 0.5” to 1”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Used Surface Gage (Browne &amp; Sharpe)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Feeler gage set</text:p>
          </table:table-cell>
          <table:table-cell table:number-columns-repeated="2"/>
          <table:table-cell table:style-name="ce35"/>
          <table:table-cell table:style-name="ce34"/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Radius Gage set</text:p>
          </table:table-cell>
          <table:table-cell table:number-columns-repeated="2"/>
          <table:table-cell table:style-name="ce35"/>
          <table:table-cell table:style-name="ce34"/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Gear tooth profile gage</text:p>
          </table:table-cell>
          <table:table-cell table:number-columns-repeated="2"/>
          <table:table-cell table:style-name="ce35"/>
          <table:table-cell table:style-name="ce34"/>
          <table:table-cell table:style-name="ce47"/>
          <table:table-cell table:number-columns-repeated="1018"/>
        </table:table-row>
        <table:table-row table:style-name="ro1">
          <table:table-cell office:value-type="string">
            <text:p>Impact Driver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1">
          <table:table-cell office:value-type="string">
            <text:p>Power drill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1">
          <table:table-cell office:value-type="string">
            <text:p>Hand tools / wrenches / etc. etc.</text:p>
          </table:table-cell>
          <table:table-cell table:number-columns-repeated="2"/>
          <table:table-cell table:style-name="ce35"/>
          <table:table-cell table:style-name="ce34" office:value-type="float" office:value="3000">
            <text:p>$3,00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15" office:value-type="string">
            <text:p>Options worth thinking about now or later</text:p>
          </table:table-cell>
          <table:table-cell table:style-name="ce19" table:number-columns-repeated="2"/>
          <table:table-cell table:style-name="ce31" table:number-columns-repeated="2"/>
          <table:table-cell table:style-name="ce19" table:number-columns-repeated="22"/>
          <table:table-cell table:number-columns-repeated="997"/>
        </table:table-row>
        <table:table-row table:style-name="ro1">
          <table:table-cell table:style-name="ce5" office:value-type="string">
            <text:p>Sherline CNC / Manual Hobby Lathe</text:p>
          </table:table-cell>
          <table:table-cell/>
          <table:table-cell table:style-name="ce5" office:value-type="string">
            <text:p>Maximum footprint 10.5" x 24" (and smaller)</text:p>
          </table:table-cell>
          <table:table-cell table:style-name="ce41" office:value-type="string">
            <text:p>$1,500 - $3,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harp (Hardinge Style) Lathes</text:p>
          </table:table-cell>
          <table:table-cell/>
          <table:table-cell table:style-name="ce5" office:value-type="string">
            <text:p>Small, essentially sold these days just to labs and educational environments (small)</text:p>
          </table:table-cell>
          <table:table-cell table:style-name="ce34" office:value-type="float" office:value="12000">
            <text:p>$12,000.00</text:p>
          </table:table-cell>
          <table:table-cell/>
          <table:table-cell table:style-name="ce48" office:value-type="string">
            <text:p>https://www.ebay.com/itm/Sharp-1118H-Tool-room-Lathe-Hardinge-1118H-turning-center/303150430130?_trkparms=ispr%3D1&amp;hash=item46952c77b2:g:Hl4AAOSwUYtddepZ&amp;enc=AQAEAAACQBPxNw%2BVj6nta7CKEs3N0qXDkhtsx8vOokqt17MzFSXqv7LPFIW4%2BP6WTmaPYJjCxkQZDVPAUxzmxMffjBLwQKZ4gVInXpqkGvmkqv1KIo5gf3bhHTCibKEDdUD6s2iMZJRLR7JabA5YoBpYyrHu8G2qPW6WW4dIZwMrxA%2BJI1ULmldzfI4xTcP93EZhZvIuwcvA2Qr5eVhvXFWyHB2yyP2MvKhdcU0FyFrras9h1ZnYmdFZGoNE7ZV4jEhzePqI6s1%2BDrJrozPKO8FVYocOYULpS22NsHgvtZD%2FFExE9tfuae5t4NnmKA3lMoCFH0om4jQRPHLbefy6FheqyPMD0NMbbqoE8nwQ7UMro5quzSKU3xCZiuTsSDmdO1F%2BmyKWAuAKsJsmiNrOTOyTEoaCa0EiIjM%2BLVdWl2oBJvtfoJocd1aNOWyu%2BJj%2BPwU%2FLiPeB4XdDPO%2B0s%2FAK3UGtTVuIE0Ad%2FMStW8IREXyktBDQ1CSpyjTJdoxIoL5cwpm1vt%2B9KwCYyCTs4HQhp6%2Bg4Z9A7gplzk7MUGWyCGq9tO80YQE6Q%2FqlJWSwo4tF3tRlgM9aw8xtaDCwQnH78yDxHk%2Fqpd%2BmPu%2FnPfFvM4hXpR8Q%2FBt7nNJt3zUj3IPDnjYBvnigSvjRN1Eo8GadwAiXfrSTf7LevfPuwtNc0bopbOZV3I5dvC1W1kmU7YUGs%2BY3swiwRgLpHmaQtKcJ%2Fy5XpGzqsPMQIGLcc13edgDLdSdvLk974rssvrd3mStQAX5GtfDKg%3D%3D&amp;checksum=3031504301306260f868bfb245e4ab1472c2142b947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2" x 12" Waterjet Cutter</text:p>
          </table:table-cell>
          <table:table-cell/>
          <table:table-cell table:style-name="ce5" office:value-type="string">
            <text:p>Yale Neuroscience has one of these</text:p>
          </table:table-cell>
          <table:table-cell table:style-name="ce34" office:value-type="float" office:value="23950">
            <text:p>$23,950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Used Schaublin Benchtop (or small footprint) Precision Lathe?</text:p>
          </table:table-cell>
          <table:table-cell/>
          <table:table-cell table:style-name="ce5" office:value-type="string">
            <text:p>Can be quite expensive</text:p>
          </table:table-cell>
          <table:table-cell table:style-name="ce34" office:value-type="string">
            <text:p>$12,000+</text:p>
          </table:table-cell>
          <table:table-cell table:style-name="ce34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string">
            <text:p>Grand Total:</text:p>
          </table:table-cell>
          <table:table-cell table:style-name="ce35" table:formula="of:=SUM([.E16:.E153])" office:value-type="float" office:value="59970.5">
            <text:p>$59,970.50</text:p>
          </table:table-cell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16" office:value-type="string">
            <text:p>Similar already in shop</text:p>
          </table:table-cell>
          <table:table-cell table:style-name="ce24" table:number-columns-repeated="2"/>
          <table:table-cell table:style-name="ce42" table:number-columns-repeated="2"/>
          <table:table-cell table:style-name="ce24" table:number-columns-repeated="22"/>
          <table:table-cell table:style-name="ce51" table:number-columns-repeated="997"/>
        </table:table-row>
        <table:table-row table:style-name="ro1">
          <table:table-cell table:style-name="ce4" office:value-type="string">
            <text:p>Benchtop Vise (Yale)</text:p>
          </table:table-cell>
          <table:table-cell table:style-name="ce18" office:value-type="string">
            <text:p>https://www.mcmaster.com/5286a7</text:p>
          </table:table-cell>
          <table:table-cell table:style-name="ce18"/>
          <table:table-cell table:style-name="ce32"/>
          <table:table-cell table:style-name="ce32" office:value-type="float" office:value="1873">
            <text:p>$1,873.00</text:p>
          </table:table-cell>
          <table:table-cell table:style-name="ce18" office:value-type="string">
            <text:p>https://www.mcmaster.com/5286a7</text:p>
          </table:table-cell>
          <table:table-cell table:style-name="ce49" table:number-columns-repeated="21"/>
          <table:table-cell table:style-name="ce52" table:number-columns-repeated="997"/>
        </table:table-row>
        <table:table-row table:style-name="ro2">
          <table:table-cell table:style-name="ce6" office:value-type="string">
            <text:p>Mitutoyo Micrometer 0.000050" Resolution</text:p>
          </table:table-cell>
          <table:table-cell table:number-columns-repeated="2"/>
          <table:table-cell table:style-name="ce35"/>
          <table:table-cell table:style-name="ce34" office:value-type="float" office:value="170">
            <text:p>$170.00</text:p>
          </table:table-cell>
          <table:table-cell table:style-name="ce47" office:value-type="string">
            <text:p><text:a xlink:href="https://www.mscdirect.com/product/details/70538897">https://www.mscdirect.com/product/details/70538897</text:a></text:p>
          </table:table-cell>
          <table:table-cell table:number-columns-repeated="1018"/>
        </table:table-row>
        <table:table-row table:style-name="ro1" table:number-rows-repeated="931">
          <table:table-cell table:number-columns-repeated="3"/>
          <table:table-cell table:style-name="ce35"/>
          <table:table-cell table:style-name="ce34"/>
          <table:table-cell table:number-columns-repeated="1019"/>
        </table:table-row>
        <table:table-row table:style-name="ro3" table:number-rows-repeated="1047480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12/15/2020</text:date>, <text:time>17:4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dscape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2-15T17:40:59.11</dc:date>
    <dc:creator>drew h</dc:creator>
    <meta:editing-duration>P2DT22H13M57S</meta:editing-duration>
    <meta:editing-cycles>14</meta:editing-cycles>
    <meta:document-statistic meta:table-count="1" meta:cell-count="334" meta:object-count="0"/>
  </office:meta>
</office:document-meta>
</file>